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6.019cm" fo:min-width="16.421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546a76" draw:textarea-horizontal-align="justify" draw:textarea-vertical-align="middle" draw:auto-grow-height="false" fo:min-height="3.025cm" fo:min-width="3.537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199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546a7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88a0a8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53cm" svg:height="7.001cm" svg:x="1.889cm" svg:y="2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3.683cm" svg:x="2.778cm" svg:y="3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0.635cm" svg:height="0.635cm" svg:x="5.572cm" svg:y="5.683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0.635cm" svg:height="0.635cm" svg:x="3.667cm" svg:y="5.683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0.635cm" svg:height="0.635cm" svg:x="5.572cm" svg:y="4.186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0.635cm" svg:height="0.635cm" svg:x="3.667cm" svg:y="4.186cm">
          <text:p text:style-name="P3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445cm" svg:height="3.683cm" svg:x="14.208cm" svg:y="3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159cm" svg:height="0.762cm" svg:x="3.159cm" svg:y="2.651cm">
          <draw:text-box>
            <text:p><text:span text:style-name="T2">Block 0</text:span></text:p>
          </draw:text-box>
        </draw:frame>
        <draw:custom-shape draw:style-name="gr2" draw:text-style-name="P2" draw:layer="layout" svg:width="4.445cm" svg:height="3.683cm" svg:x="8.493cm" svg:y="3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7" draw:id="id7" draw:layer="layout" svg:width="0.635cm" svg:height="0.635cm" svg:x="11.287cm" svg:y="5.683cm">
          <text:p text:style-name="P3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0.635cm" svg:height="0.635cm" svg:x="9.382cm" svg:y="5.683cm">
          <text:p text:style-name="P3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0.635cm" svg:height="0.635cm" svg:x="11.287cm" svg:y="4.186cm">
          <text:p text:style-name="P3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0.635cm" svg:height="0.635cm" svg:x="9.382cm" svg:y="4.186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159cm" svg:height="0.762cm" svg:x="8.874cm" svg:y="2.651cm">
          <draw:text-box>
            <text:p><text:span text:style-name="T2">Block 1</text:span></text:p>
          </draw:text-box>
        </draw:frame>
        <draw:frame draw:style-name="gr4" draw:text-style-name="P5" draw:layer="layout" svg:width="2.159cm" svg:height="0.762cm" svg:x="14.589cm" svg:y="2.651cm">
          <draw:text-box>
            <text:p><text:span text:style-name="T2">Block 2</text:span></text:p>
          </draw:text-box>
        </draw:frame>
        <draw:frame draw:style-name="gr4" draw:text-style-name="P5" draw:layer="layout" svg:width="2.413cm" svg:height="0.762cm" svg:x="16.367cm" svg:y="1.635cm">
          <draw:text-box>
            <text:p><text:span text:style-name="T2">Partition</text:span></text:p>
          </draw:text-box>
        </draw:frame>
        <draw:connector draw:style-name="gr5" draw:text-style-name="P6" draw:layer="layout" draw:type="line" svg:x1="4.302cm" svg:y1="4.504cm" svg:x2="5.572cm" svg:y2="4.504cm" draw:start-shape="id1" draw:start-glue-point="10" draw:end-shape="id2" draw:end-glue-point="6" svg:d="M4302 4504h1270" svg:viewBox="0 0 1271 1">
          <text:p/>
        </draw:connector>
        <draw:connector draw:style-name="gr5" draw:text-style-name="P6" draw:layer="layout" draw:type="line" svg:x1="4.209cm" svg:y1="4.728cm" svg:x2="5.665cm" svg:y2="5.776cm" draw:start-shape="id1" draw:start-glue-point="9" draw:end-shape="id3" draw:end-glue-point="5" svg:d="M4209 4728l1456 1048" svg:viewBox="0 0 1457 1049">
          <text:p/>
        </draw:connector>
        <draw:connector draw:style-name="gr5" draw:text-style-name="P6" draw:layer="layout" draw:type="line" svg:x1="9.475cm" svg:y1="4.279cm" svg:x2="6.207cm" svg:y2="6.001cm" draw:start-shape="id4" draw:start-glue-point="5" draw:end-shape="id3" draw:end-glue-point="10" svg:d="M9475 4279l-3268 1722" svg:viewBox="0 0 3269 1723">
          <text:p/>
        </draw:connector>
        <draw:connector draw:style-name="gr5" draw:text-style-name="P6" draw:layer="layout" draw:type="line" svg:x1="6.207cm" svg:y1="6.001cm" svg:x2="9.382cm" svg:y2="6.001cm" draw:start-shape="id3" draw:start-glue-point="10" draw:end-shape="id5" draw:end-glue-point="6" svg:d="M6207 6001h3175" svg:viewBox="0 0 3176 1">
          <text:p/>
        </draw:connector>
        <draw:connector draw:style-name="gr5" draw:text-style-name="P6" draw:layer="layout" draw:type="curve" svg:x1="11.38cm" svg:y1="4.279cm" svg:x2="3.985cm" svg:y2="4.186cm" draw:start-shape="id6" draw:start-glue-point="5" draw:end-shape="id1" draw:end-glue-point="4" svg:d="M11380 4279c0-930-7395-883-7395-93" svg:viewBox="0 0 7396 693">
          <text:p/>
        </draw:connector>
        <draw:connector draw:style-name="gr5" draw:text-style-name="P6" draw:layer="layout" draw:type="line" svg:x1="11.605cm" svg:y1="5.683cm" svg:x2="11.605cm" svg:y2="4.821cm" draw:start-shape="id7" draw:start-glue-point="4" draw:end-shape="id6" draw:end-glue-point="8" svg:d="M11605 5683v-862" svg:viewBox="0 0 1 863">
          <text:p/>
        </draw:connector>
        <draw:connector draw:style-name="gr5" draw:text-style-name="P6" draw:layer="layout" draw:type="line" svg:x1="11.287cm" svg:y1="6.001cm" svg:x2="10.017cm" svg:y2="6.001cm" draw:start-shape="id7" draw:start-glue-point="6" draw:end-shape="id5" draw:end-glue-point="10" svg:d="M11287 6001h-1270" svg:viewBox="0 0 1271 1">
          <text:p/>
        </draw:connector>
        <draw:custom-shape draw:style-name="gr3" draw:text-style-name="P4" xml:id="id8" draw:id="id8" draw:layer="layout" svg:width="0.635cm" svg:height="0.635cm" svg:x="8.112cm" svg:y="7.731cm">
          <text:p text:style-name="P3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" draw:id="id11" draw:layer="layout" svg:width="0.635cm" svg:height="0.635cm" svg:x="10.487cm" svg:y="7.731cm">
          <text:p text:style-name="P3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0.635cm" svg:height="0.635cm" svg:x="13.065cm" svg:y="7.731cm">
          <text:p text:style-name="P3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8.43cm" svg:y1="7.731cm" svg:x2="9.7cm" svg:y2="6.318cm" draw:start-shape="id8" draw:start-glue-point="4" draw:end-shape="id5" draw:end-glue-point="8" svg:d="M8430 7731l1270-1413" svg:viewBox="0 0 1271 1414">
          <text:p/>
        </draw:connector>
        <draw:connector draw:style-name="gr5" draw:text-style-name="P6" draw:layer="layout" draw:type="line" svg:x1="4.209cm" svg:y1="6.225cm" svg:x2="8.205cm" svg:y2="7.824cm" draw:start-shape="id9" draw:start-glue-point="9" draw:end-shape="id8" draw:end-glue-point="5" svg:d="M4209 6225l3996 1599" svg:viewBox="0 0 3997 1600">
          <text:p/>
        </draw:connector>
        <draw:connector draw:style-name="gr5" draw:text-style-name="P6" draw:layer="layout" draw:type="line" svg:x1="11.829cm" svg:y1="6.225cm" svg:x2="13.383cm" svg:y2="7.731cm" draw:start-shape="id7" draw:start-glue-point="9" draw:end-shape="id10" draw:end-glue-point="4" svg:d="M11829 6225l1554 1506" svg:viewBox="0 0 1555 1507">
          <text:p/>
        </draw:connector>
        <draw:connector draw:style-name="gr5" draw:text-style-name="P6" draw:layer="layout" draw:type="curve" svg:x1="6.114cm" svg:y1="6.225cm" svg:x2="10.487cm" svg:y2="8.049cm" draw:start-shape="id3" draw:start-glue-point="9" draw:end-shape="id11" draw:end-glue-point="6" svg:d="M6114 6225c3349 0 1163 1824 4373 1824" svg:viewBox="0 0 4374 18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59M21S</meta:editing-duration>
    <meta:editing-cycles>25</meta:editing-cycles>
    <meta:generator>LibreOffice/5.1.6.2$Linux_X86_64 LibreOffice_project/10m0$Build-2</meta:generator>
    <dc:date>2018-01-18T17:08:54.693462127</dc:date>
    <meta:document-statistic meta:object-count="30"/>
  </office:meta>
</office:document-meta>
</file>